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You’re calling the right endpoint, but the backend can’t actually write to Firestore yet, so it returns the generic “Failed to create project” error. Here’s what’s going on and how to fix it.<text:line-break/><text:line-break/>---<text:line-break/><text:line-break/>## 1. Backend is ready, but needs Firebase Admin credentials<text:line-break/><text:line-break/>`server/lib/firebaseAdmin.js` tries to load a service account JSON. Without it, any Firestore call (like `POST /api/projects`) will throw and you’ll see that error.<text:line-break/><text:line-break/>### Fix it:<text:line-break/>1. Go to Firebase Console → Settings → Service Accounts<text:line-break/>2. Click “Generate new private key”<text:line-break/>3. Save the file as `server/config/serviceAccountKey.json`<text:line-break/> <text:s text:c="2"/>- The server already expects it there<text:line-break/>4. Restart the backend: `cd server &amp;&amp; npm run dev`<text:line-break/><text:line-break/>Once that file is in place, Firestore writes will succeed.<text:line-break/><text:line-break/>---<text:line-break/><text:line-break/>## 2. Current API endpoints and payloads<text:line-break/><text:line-break/>All endpoints require a Firebase ID token (`Authorization: Bearer &lt;token&gt;`), except the `/api/health` check.<text:line-break/><text:line-break/>| Endpoint <text:s text:c="15"/>| Method | Body / Query <text:s text:c="25"/>| Response <text:s text:c="34"/>|<text:line-break/>|-------------------------|--------|---------------------------------------|--------------------------------------------|<text:line-break/>| `/api/health` <text:s text:c="10"/>| GET <text:s text:c="3"/>| — <text:s text:c="36"/>| `{ status: 'ok', message: 'Server is running' }` |<text:line-break/>| `/api/auth/verify` <text:s text:c="5"/>| GET <text:s text:c="3"/>| — <text:s text:c="36"/>| `{ success: true, user: { uid, email } }` <text:s/>|<text:line-break/>| `/api/projects` <text:s text:c="8"/>| GET <text:s text:c="3"/>| — <text:s text:c="36"/>| `{ success: true, projects: [...] }` <text:s text:c="6"/>|<text:line-break/>| `/api/projects/:id` <text:s text:c="4"/>| GET <text:s text:c="3"/>| — <text:s text:c="36"/>| `{ success: true, project: { ... } }` <text:s text:c="5"/>|<text:line-break/>| `/api/projects` <text:s text:c="8"/>| POST <text:s text:c="2"/>| `{ title: string, description?: string }` | `{ success: true, project: { id, ... } }` |<text:line-break/>| `/api/projects/:id` <text:s text:c="4"/>| PUT <text:s text:c="3"/>| `{ title?: string, description?: string }` | `{ success: true, message: 'Project updated' }` |<text:line-break/>| `/api/projects/:id` <text:s text:c="4"/>| DELETE | — <text:s text:c="36"/>| `{ success: true, message: 'Project deleted' }` |<text:line-break/><text:line-break/>FireStore saves documents like:<text:line-break/><text:line-break/>```json<text:line-break/>{<text:line-break/> <text:s/>"user_id": "firebase-uid",<text:line-break/> <text:s/>"title": "Project title",<text:line-break/> <text:s/>"description": "optional",<text:line-break/> <text:s/>"created_at": &lt;timestamp&gt;,<text:line-break/> <text:s/>"updated_at": &lt;timestamp&gt;<text:line-break/>}<text:line-break/><text:soft-page-break/>```<text:line-break/><text:line-break/>---<text:line-break/><text:line-break/>## 3. Frontend request that failed<text:line-break/><text:line-break/>The payload you sent (`{ title: "uiio", description: "gygygyg" }`) is correct. It fails because the backend can’t reach Firestore yet. Once the service account is in place, the same request will succeed.<text:line-break/><text:line-break/>---<text:line-break/><text:line-break/>## 4. Error handling next steps<text:line-break/><text:line-break/>You’re right that responses need better UX:<text:line-break/>- Show API error messages coming back (`error.response.data.error`)<text:line-break/>- Disable buttons during network calls (already partly done)<text:line-break/>- Toasts/snackbars for user feedback<text:line-break/><text:line-break/>We can wire those once the backend writes succeed.<text:line-break/><text:line-break/>---<text:line-break/><text:line-break/>**Next actions:**<text:line-break/>1. Add `server/config/serviceAccountKey.json`<text:line-break/>2. Restart backend, retry project creation<text:line-break/>3. If you prefer Supabase/Postgres instead of Firebase, tell me and I’ll switch the backend over.<text:line-break/><text:line-break/>Let’s get the Firestore creds in place first so Day 1 flow actually works end-to-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8T10:53:32.372000000</meta:creation-date>
    <dc:date>2025-11-18T10:53:59.695000000</dc:date>
    <meta:editing-duration>PT27S</meta:editing-duration>
    <meta:editing-cycles>1</meta:editing-cycles>
    <meta:document-statistic meta:table-count="0" meta:image-count="0" meta:object-count="0" meta:page-count="2" meta:paragraph-count="1" meta:word-count="419" meta:character-count="3058" meta:non-whitespace-character-count="2279"/>
    <meta:generator>LibreOffice/24.2.4.2$Windows_X86_64 LibreOffice_project/51a6219feb6075d9a4c46691dcfe0cd9c4fff3c2</meta:generator>
  </office:meta>
</office:document-meta>
</file>